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4cm"/>
    </style:style>
    <style:style style:name="gr2" style:family="graphic" style:parent-style-name="standard">
      <style:graphic-properties draw:fill="none" draw:fill-color="#00cc00" draw:textarea-horizontal-align="justify" draw:textarea-vertical-align="middle" draw:auto-grow-height="false" fo:min-height="4.95cm" fo:min-width="13.5cm"/>
    </style:style>
    <style:style style:name="gr3" style:family="graphic" style:parent-style-name="standard">
      <style:graphic-properties draw:textarea-horizontal-align="justify" draw:textarea-vertical-align="middle" draw:auto-grow-height="false" fo:min-height="3.55cm" fo:min-width="5.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3.15cm" fo:min-width="15cm"/>
    </style:style>
    <style:style style:name="gr5" style:family="graphic" style:parent-style-name="standard">
      <style:graphic-properties draw:fill="none" draw:fill-color="#00cc00" draw:textarea-horizontal-align="justify" draw:textarea-vertical-align="middle" draw:auto-grow-height="false" fo:min-height="0.45cm" fo:min-width="7.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1.6cm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1.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2.7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2.1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4cm" fo:min-width="4.7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98cm"/>
    </style:style>
    <style:style style:name="gr16" style:family="graphic" style:parent-style-name="standard">
      <style:graphic-properties draw:fill="none" draw:fill-color="#00cc00" draw:textarea-horizontal-align="justify" draw:textarea-vertical-align="middle" draw:auto-grow-height="false" fo:min-height="0.45cm" fo:min-width="13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00cc00"/>
      <style:paragraph-properties fo:text-align="center"/>
      <style:text-properties fo:font-size="15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cc00"/>
      <style:paragraph-properties fo:text-align="center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text-properties style:text-position="-33% 58%"/>
    </style:style>
    <style:style style:name="P7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2pt" style:font-size-asian="14pt" style:font-size-complex="14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2.3cm" svg:x="18.5cm" svg:y="16cm">
          <text:p text:style-name="P1"><text:span text:style-name="T1"/></text:p>
          <text:p text:style-name="P1"><text:span text:style-name="T1"/></text:p>
          <text:p text:style-name="P1"><text:span text:style-name="T1">Runtim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4cm" svg:height="5.2cm" svg:x="8.3cm" svg:y="9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reTHINK - Application Servic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6.3cm" svg:height="3.8cm" svg:x="11.7cm" svg:y="2.6cm">
          <text:p text:style-name="P1">Matrix</text:p>
          <text:p text:style-name="P1">Homeserver (H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5.5cm" svg:height="13.4cm" svg:x="7.5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8.4cm" svg:height="0.7cm" svg:x="11cm" svg:y="13.5cm">
          <text:p text:style-name="P1"><text:span text:style-name="T3">WS –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2.1cm" svg:height="1.3cm" svg:x="10.7cm" svg:y="8.2cm">
          <text:p text:style-name="P1"><text:span text:style-name="T1">Matrix-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" draw:id="id3" draw:layer="layout" svg:width="2.1cm" svg:height="1.3cm" svg:x="13.5cm" svg:y="8.2cm">
          <text:p text:style-name="P1"><text:span text:style-name="T1">Matrix-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4" draw:id="id4" draw:layer="layout" svg:width="2.1cm" svg:height="1.3cm" svg:x="17.5cm" svg:y="8.2cm">
          <text:p text:style-name="P1"><text:span text:style-name="T1">Matrix-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2.3cm" svg:height="3.4cm" svg:x="8.3cm" svg:y="6.6cm">
          <draw:text-box>
            <text:p/>
          </draw:text-box>
        </draw:frame>
        <draw:custom-shape draw:style-name="gr6" draw:text-style-name="P2" draw:layer="layout" svg:width="2.1cm" svg:height="1.3cm" svg:x="8.7cm" svg:y="11cm">
          <text:p text:style-name="P1"><text:span text:style-name="T1">Address-</text:span></text:p>
          <text:p text:style-name="P1"><text:span text:style-name="T1">Al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4cm" svg:height="1.3cm" svg:x="11.2cm" svg:y="11cm">
          <text:p text:style-name="P1"><text:span text:style-name="T1">Registry-</text:span></text:p>
          <text:p text:style-name="P1"><text:span text:style-name="T1">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2cm" svg:height="1.3cm" svg:x="13.9cm" svg:y="11cm">
          <text:p text:style-name="P1"><text:span text:style-name="T1">Policy-</text:span></text:p>
          <text:p text:style-name="P1"><text:span text:style-name="T1">Connector/P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2cm" svg:height="1.3cm" svg:x="18.8cm" svg:y="11cm">
          <text:p text:style-name="P1"><text:span text:style-name="T1">XXX </text:span></text:p>
          <text:p text:style-name="P1"><text:span text:style-name="T1">Connec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11.75cm" svg:y1="8.2cm" svg:x2="14.85cm" svg:y2="6.4cm" draw:start-shape="id1" draw:start-glue-point="0" draw:end-shape="id2" svg:d="M11750 8200v-900h3100v-900" svg:viewBox="0 0 3101 1801">
          <text:p/>
        </draw:connector>
        <draw:connector draw:style-name="gr10" draw:text-style-name="P4" draw:layer="layout" svg:x1="14.55cm" svg:y1="8.2cm" svg:x2="14.85cm" svg:y2="6.4cm" draw:start-shape="id3" draw:start-glue-point="0" draw:end-shape="id2" draw:end-glue-point="2" svg:d="M14550 8200v-900h300v-900" svg:viewBox="0 0 301 1801">
          <text:p/>
        </draw:connector>
        <draw:connector draw:style-name="gr11" draw:text-style-name="P7" draw:layer="layout" svg:x1="18.55cm" svg:y1="8.2cm" svg:x2="14.85cm" svg:y2="6.4cm" draw:start-shape="id4" draw:start-glue-point="0" draw:end-shape="id2" draw:end-glue-point="2" svg:d="M18550 8200v-900h-3700v-900" svg:viewBox="0 0 3701 1801">
          <text:p text:style-name="P1"><text:span text:style-name="T4">HTTP(S)</text:span></text:p>
          <text:p text:style-name="P1"><text:span text:style-name="T4"/></text:p>
        </draw:connector>
        <draw:frame draw:style-name="gr12" draw:text-style-name="P8" draw:layer="layout" svg:width="10cm" svg:height="0.962cm" svg:x="7.5cm" svg:y="1.2cm">
          <draw:text-box>
            <text:p>Matrix Messaging Node</text:p>
          </draw:text-box>
        </draw:frame>
        <draw:frame draw:style-name="gr12" draw:text-style-name="P8" draw:layer="layout" svg:width="1.2cm" svg:height="0.962cm" svg:x="16.1cm" svg:y="8cm">
          <draw:text-box>
            <text:p>...</text:p>
          </draw:text-box>
        </draw:frame>
        <draw:custom-shape draw:style-name="gr13" draw:text-style-name="P2" draw:layer="layout" svg:width="4.9cm" svg:height="2.4cm" svg:x="7.5cm" svg:y="16cm">
          <text:p text:style-name="P1"><text:span text:style-name="T1"/></text:p>
          <text:p text:style-name="P1"><text:span text:style-name="T1"/></text:p>
          <text:p text:style-name="P1"><text:span text:style-name="T1">Runtim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" draw:id="id6" draw:layer="layout" svg:width="2.1cm" svg:height="1.3cm" svg:x="10.3cm" svg:y="16cm">
          <text:p text:style-name="P1"><text:span text:style-name="T1">MatrixMN</text:span></text:p>
          <text:p text:style-name="P1"><text:span text:style-name="T1">St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" draw:id="id7" draw:layer="layout" svg:width="2.1cm" svg:height="1.3cm" svg:x="18.5cm" svg:y="16cm">
          <text:p text:style-name="P1"><text:span text:style-name="T1">MatrixMN</text:span></text:p>
          <text:p text:style-name="P1"><text:span text:style-name="T1">St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line-skew="0.3cm" svg:x1="15.2cm" svg:y1="14.2cm" svg:x2="11.35cm" svg:y2="16cm" draw:start-shape="id5" draw:start-glue-point="2" draw:end-shape="id6" svg:d="M15200 14200v1200h-3850v600" svg:viewBox="0 0 3851 1801">
          <text:p/>
        </draw:connector>
        <draw:connector draw:style-name="gr11" draw:text-style-name="P7" draw:layer="layout" draw:line-skew="0.3cm" svg:x1="15.2cm" svg:y1="14.2cm" svg:x2="19.55cm" svg:y2="16cm" draw:start-shape="id5" draw:start-glue-point="2" draw:end-shape="id7" svg:d="M15200 14200v1200h4350v600" svg:viewBox="0 0 4351 1801">
          <text:p text:style-name="P1"><text:span text:style-name="T4">WS(S)</text:span></text:p>
        </draw:connector>
        <draw:custom-shape draw:style-name="gr14" draw:text-style-name="P9" draw:layer="layout" svg:width="6.5cm" svg:height="1.3cm" svg:x="18cm" svg:y="3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0" draw:layer="layout" svg:width="3.698cm" svg:height="1.361cm" svg:x="19.4cm" svg:y="2.9cm">
          <draw:text-box>
            <text:p text:style-name="P1"><text:span text:style-name="T5">Matrix </text:span></text:p>
            <text:p text:style-name="P1"><text:span text:style-name="T5">HS Federation</text:span></text:p>
          </draw:text-box>
        </draw:frame>
        <draw:custom-shape draw:style-name="gr16" draw:text-style-name="P5" draw:layer="layout" svg:width="14cm" svg:height="0.7cm" svg:x="8.3cm" svg:y="12.8cm">
          <text:p text:style-name="P1"><text:span text:style-name="T3">Matrix Client Manag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Drüsedow</meta:initial-creator>
    <meta:creation-date>2016-01-25T09:36:34.932720101</meta:creation-date>
    <dc:date>2016-01-25T11:52:23.778740725</dc:date>
    <dc:creator>Steffen Drüsedow</dc:creator>
    <meta:editing-duration>PT1H25M33S</meta:editing-duration>
    <meta:editing-cycles>17</meta:editing-cycles>
    <meta:generator>LibreOffice/5.0.4.2$Linux_X86_64 LibreOffice_project/00m0$Build-2</meta:generator>
    <meta:document-statistic meta:object-count="26"/>
  </office:meta>
</office:document-meta>
</file>